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32.21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25.68mm"/>
    </style:style>
    <style:style style:name="co6" style:family="table-column">
      <style:table-column-properties fo:break-before="auto" style:column-width="38.47mm"/>
    </style:style>
    <style:style style:name="co7" style:family="table-column">
      <style:table-column-properties fo:break-before="auto" style:column-width="19.42mm"/>
    </style:style>
    <style:style style:name="co8" style:family="table-column">
      <style:table-column-properties fo:break-before="auto" style:column-width="13.97mm"/>
    </style:style>
    <style:style style:name="co9" style:family="table-column">
      <style:table-column-properties fo:break-before="auto" style:column-width="16.97mm"/>
    </style:style>
    <style:style style:name="co10" style:family="table-column">
      <style:table-column-properties fo:break-before="auto" style:column-width="15.33mm"/>
    </style:style>
    <style:style style:name="co11" style:family="table-column">
      <style:table-column-properties fo:break-before="auto" style:column-width="18.33mm"/>
    </style:style>
    <style:style style:name="co12" style:family="table-column">
      <style:table-column-properties fo:break-before="auto" style:column-width="10.71mm"/>
    </style:style>
    <style:style style:name="co13" style:family="table-column">
      <style:table-column-properties fo:break-before="auto" style:column-width="11.78mm"/>
    </style:style>
    <style:style style:name="co14" style:family="table-column">
      <style:table-column-properties fo:break-before="auto" style:column-width="10.97mm"/>
    </style:style>
    <style:style style:name="co15" style:family="table-column">
      <style:table-column-properties fo:break-before="auto" style:column-width="18.04mm"/>
    </style:style>
    <style:style style:name="co16" style:family="table-column">
      <style:table-column-properties fo:break-before="auto" style:column-width="17.78mm"/>
    </style:style>
    <style:style style:name="co17" style:family="table-column">
      <style:table-column-properties fo:break-before="auto" style:column-width="14.52mm"/>
    </style:style>
    <style:style style:name="co18" style:family="table-column">
      <style:table-column-properties fo:break-before="auto" style:column-width="25.14mm"/>
    </style:style>
    <style:style style:name="co19" style:family="table-column">
      <style:table-column-properties fo:break-before="auto" style:column-width="21.87mm"/>
    </style:style>
    <style:style style:name="co20" style:family="table-column">
      <style:table-column-properties fo:break-before="auto" style:column-width="35.21mm"/>
    </style:style>
    <style:style style:name="co21" style:family="table-column">
      <style:table-column-properties fo:break-before="auto" style:column-width="15.06mm"/>
    </style:style>
    <style:style style:name="co22" style:family="table-column">
      <style:table-column-properties fo:break-before="auto" style:column-width="19.69mm"/>
    </style:style>
    <style:style style:name="co23" style:family="table-column">
      <style:table-column-properties fo:break-before="auto" style:column-width="43.83mm"/>
    </style:style>
    <style:style style:name="co24" style:family="table-column">
      <style:table-column-properties fo:break-before="auto" style:column-width="40.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table table:name="CheckTest1_KO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2_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3_Db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1_KO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2_DB" table:style-name="ta1">
        <table:table-column table:style-name="co1" table:number-columns-repeated="19" table:default-cell-style-name="Default"/>
        <table:table-column table:style-name="co20" table:number-columns-repeated="2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3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4_1stMerg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3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4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6_New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7_KO" table:style-name="ta1">
        <table:table-column table:style-name="co1" table:number-columns-repeated="20" table:default-cell-style-name="Default"/>
        <table:table-column table:style-name="co20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8_OK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a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213 feat. Boki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Dave Chappelle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9_DbOk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a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213 feat. Boki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Dave Chappelle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Intro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Twista Yo Bod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Absolute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Keep It Gangs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Run on U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Groupie Lu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Lonely Gir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Another Summ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213 tha Gangsta Clic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Gotta Find a Wa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213 feat. Boki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Ups &amp; Dow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Joystic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Dave Chappelle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Rick James (interlud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Mary Ja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ML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Lil Gir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My Dirty H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Appreci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table:number-columns-repeated="2" office:value-type="string" calcext:value-type="string">
            <text:p>So Fl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a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213 feat. Boki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Dave Chappelle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New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a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213 feat. Boki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Dave Chappelle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1_Sync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a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213 feat. Boki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Dave Chappelle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1_Sync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a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213 feat. Boki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Dave Chappelle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usicBrainz_REFERENCE_DO_NOT_MODIFY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a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213 feat. Boki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Dave Chappelle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/00/0000</text:date>, <text:time style:data-style-name="N2" text:time-value="22:40:48.3277392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date>2017-03-05T22:43:08.207532445</dc:date>
    <dc:creator>Raphael </dc:creator>
    <meta:editing-duration>PT2H25M55S</meta:editing-duration>
    <meta:editing-cycles>28</meta:editing-cycles>
    <meta:document-statistic meta:table-count="23" meta:cell-count="11187" meta:object-count="0"/>
  </office:meta>
</office:document-meta>
</file>